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/>
    </style:style>
    <style:style style:name="P2" style:parent-style-name="Akapitzlistą" style:list-style-name="LFO1" style:family="paragraph">
      <style:text-properties fo:color="#FF0000"/>
    </style:style>
    <style:style style:name="P3" style:parent-style-name="Akapitzlistą" style:list-style-name="LFO1" style:family="paragraph"/>
    <style:style style:name="P4" style:parent-style-name="Akapitzlistą" style:list-style-name="LFO1" style:family="paragraph"/>
    <style:style style:name="P5" style:parent-style-name="Akapitzlistą" style:list-style-name="LFO1" style:family="paragraph">
      <style:text-properties fo:color="#FF0000"/>
    </style:style>
    <style:style style:name="P6" style:parent-style-name="Akapitzlistą" style:list-style-name="LFO1" style:family="paragraph"/>
    <style:style style:name="P7" style:parent-style-name="Akapitzlistą" style:list-style-name="LFO1" style:family="paragraph"/>
    <style:style style:name="P8" style:parent-style-name="Akapitzlistą" style:list-style-name="LFO1" style:family="paragraph"/>
    <style:style style:name="P9" style:parent-style-name="Akapitzlistą" style:list-style-name="LFO1" style:family="paragraph"/>
    <style:style style:name="P10" style:parent-style-name="Akapitzlistą" style:list-style-name="LFO1" style:family="paragraph">
      <style:text-properties fo:color="#FF0000"/>
    </style:style>
    <style:style style:name="P11" style:parent-style-name="Akapitzlistą" style:list-style-name="LFO1" style:family="paragraph"/>
    <style:style style:name="P12" style:parent-style-name="Akapitzlistą" style:list-style-name="LFO1" style:family="paragraph">
      <style:text-properties fo:color="#FF0000"/>
    </style:style>
    <style:style style:name="P13" style:parent-style-name="Akapitzlistą" style:list-style-name="LFO1" style:family="paragraph"/>
    <style:style style:name="P14" style:parent-style-name="Akapitzlistą" style:list-style-name="LFO1" style:family="paragraph"/>
    <style:style style:name="P15" style:parent-style-name="Akapitzlistą" style:list-style-name="LFO1" style:family="paragraph"/>
    <style:style style:name="P16" style:parent-style-name="Akapitzlistą" style:list-style-name="LFO1" style:family="paragraph"/>
  </office:automatic-styles>
  <office:body>
    <office:text text:use-soft-page-breaks="true">
      <text:p text:style-name="P1">To do:</text:p>
      <text:list text:style-name="LFO1" text:continue-numbering="true">
        <text:list-item>
          <text:p text:style-name="P2">Możliwość obrotu wokół planszy,</text:p>
        </text:list-item>
        <text:list-item>
          <text:p text:style-name="P3">cały pliczek zolwie.txt – czesc serwerowa,</text:p>
        </text:list-item>
        <text:list-item>
          <text:p text:style-name="P4">działanie kart,</text:p>
        </text:list-item>
        <text:list-item>
          <text:p text:style-name="P5">tasowanie kart – animacja,</text:p>
        </text:list-item>
        <text:list-item>
          <text:p text:style-name="P6">wysylanie wybranej karty przez usera,</text:p>
        </text:list-item>
        <text:list-item>
          <text:p text:style-name="P7">możliwość tworzenia poczekalni oraz dla admina możliwość<text:s/>sprawdzenia ile jest osob,</text:p>
        </text:list-item>
        <text:list-item>
          <text:p text:style-name="P8">po najechaniu na karte, można ją obrócić,</text:p>
        </text:list-item>
        <text:list-item>
          <text:p text:style-name="P9">rejestracja i logowanie,</text:p>
        </text:list-item>
        <text:list-item>
          <text:p text:style-name="P10">poruszanie się żółwi,</text:p>
        </text:list-item>
        <text:list-item>
          <text:p text:style-name="P11">wygrana oraz przegrana i pokazanie kto miał jakie karty,</text:p>
        </text:list-item>
        <text:list-item>
          <text:p text:style-name="P12">widok kart na dole i możliwość wyrzutu</text:p>
        </text:list-item>
        <text:list-item>
          <text:p text:style-name="P13">Ładniejsza plansza</text:p>
          <text:list text:continue-numbering="true">
            <text:list-item>
              <text:p text:style-name="P14">Dodatkowo (gdy będzie czas):</text:p>
              <text:list text:continue-numbering="true">
                <text:list-item>
                  <text:p text:style-name="P15">Chat,</text:p>
                </text:list-item>
                <text:list-item>
                  <text:p text:style-name="P16">Drzewka i cala sceneria jak na łące</text:p>
                </text:list-item>
              </text:list>
            </text:list-item>
          </text:list>
        </text:list-item>
      </text:list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k dra</meta:initial-creator>
    <dc:creator>jak dra</dc:creator>
    <meta:creation-date>2022-06-01T21:41:00Z</meta:creation-date>
    <dc:date>2022-06-04T22:42:00Z</dc:date>
    <meta:template xlink:href="Normal.dotm" xlink:type="simple"/>
    <meta:editing-cycles>6</meta:editing-cycles>
    <meta:editing-duration>PT19320S</meta:editing-duration>
    <meta:document-statistic meta:page-count="1" meta:paragraph-count="1" meta:word-count="74" meta:character-count="522" meta:row-count="3" meta:non-whitespace-character-count="449"/>
  </office:meta>
</office:document-meta>
</file>